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Introduction D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Use of D3</text:p>
          </draw:text-box>
        </draw:frame>
        <draw:frame presentation:style-name="pr4" draw:layer="layout" svg:width="25.199cm" svg:height="12.179cm" svg:x="1.201cm" svg:y="3.021cm" presentation:class="outline" presentation:user-transformed="true">
          <draw:text-box>
            <text:list text:style-name="L2">
              <text:list-item>
                <text:p>D3 is a JavaScript library used to create <text:s/>interactive charts and maps on the web.</text:p>
                <text:p/>
              </text:list-item>
              <text:list-item>
                <text:p>Using D3 we can also manipulate data ex. min,max,nest,filter etc...</text:p>
                <text:p><text:span text:style-name="T1"/></text:p>
              </text:list-item>
              <text:list-item>
                <text:p>Most of the charting libraries (like Chart.js and Highcharts) provide ready made charts D3 consists of a large set of building blocks from which custom charts or maps can be created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Features D3</text:p>
          </draw:text-box>
        </draw:frame>
        <draw:frame presentation:style-name="pr4" draw:layer="layout" svg:width="25.199cm" svg:height="12.179cm" svg:x="1.201cm" svg:y="3.021cm" presentation:class="outline" presentation:user-transformed="true">
          <draw:text-box>
            <text:list text:style-name="L2">
              <text:list-item>
                <text:p>Data-driven modification of HTML/SVG elements</text:p>
              </text:list-item>
              <text:list-item>
                <text:p>Loading and transforming data (e.g. CSV data)</text:p>
              </text:list-item>
              <text:list-item>
                <text:p>Generation of complex charts such as treemaps, packed circles and networks</text:p>
              </text:list-item>
              <text:list-item>
                <text:p>A powerful transition system for animating between views</text:p>
              </text:list-item>
              <text:list-item>
                <text:p>Powerful user interaction support, including panning, zooming and dragging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9:13:37.567988707</meta:creation-date>
    <meta:editing-duration>PT10M11S</meta:editing-duration>
    <meta:editing-cycles>5</meta:editing-cycles>
    <meta:generator>LibreOffice/6.4.3.2$Linux_X86_64 LibreOffice_project/40$Build-2</meta:generator>
    <dc:title>Blue Curve</dc:title>
    <dc:date>2020-05-09T19:23:50.264820097</dc:date>
    <meta:document-statistic meta:object-count="46"/>
  </office:meta>
</office:document-meta>
</file>